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Heading_20_1">
      <style:paragraph-properties fo:text-align="justify" style:justify-single-word="false"/>
      <style:text-properties fo:font-size="12pt" fo:font-weight="normal" officeooo:paragraph-rsid="0015af65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151dcd"/>
    </style:style>
    <style:style style:name="P4" style:family="paragraph" style:parent-style-name="Standard">
      <style:paragraph-properties fo:text-align="justify" style:justify-single-word="false"/>
      <style:text-properties officeooo:paragraph-rsid="0015af65"/>
    </style:style>
    <style:style style:name="P5" style:family="paragraph" style:parent-style-name="Standard">
      <style:paragraph-properties fo:text-align="center" style:justify-single-word="false"/>
      <style:text-properties officeooo:paragraph-rsid="0015af65"/>
    </style:style>
    <style:style style:name="P6" style:family="paragraph" style:parent-style-name="Standard">
      <style:paragraph-properties fo:text-align="justify" style:justify-single-word="false"/>
      <style:text-properties officeooo:rsid="001e2215" officeooo:paragraph-rsid="001e2215"/>
    </style:style>
    <style:style style:name="P7" style:family="paragraph" style:parent-style-name="Standard">
      <style:paragraph-properties fo:text-align="justify" style:justify-single-word="false"/>
      <style:text-properties officeooo:rsid="001e2215" officeooo:paragraph-rsid="0020642a"/>
    </style:style>
    <style:style style:name="P8" style:family="paragraph" style:parent-style-name="Standard">
      <style:paragraph-properties fo:text-align="start" style:justify-single-word="false"/>
      <style:text-properties officeooo:paragraph-rsid="0015af65"/>
    </style:style>
    <style:style style:name="P9" style:family="paragraph" style:parent-style-name="Standard">
      <style:paragraph-properties fo:text-align="justify" style:justify-single-word="false"/>
      <style:text-properties officeooo:rsid="00224081" officeooo:paragraph-rsid="00224081"/>
    </style:style>
    <style:style style:name="P10" style:family="paragraph" style:parent-style-name="Standard">
      <style:paragraph-properties fo:text-align="justify" style:justify-single-word="false"/>
      <style:text-properties officeooo:rsid="0020642a" officeooo:paragraph-rsid="0020642a"/>
    </style:style>
    <style:style style:name="P11" style:family="paragraph" style:parent-style-name="Standard">
      <style:paragraph-properties fo:text-align="justify" style:justify-single-word="false"/>
      <style:text-properties officeooo:paragraph-rsid="00239f20"/>
    </style:style>
    <style:style style:name="P12" style:family="paragraph" style:parent-style-name="Standard">
      <style:paragraph-properties fo:text-align="justify" style:justify-single-word="false"/>
      <style:text-properties officeooo:rsid="00224081" officeooo:paragraph-rsid="00224081"/>
    </style:style>
    <style:style style:name="T1" style:family="text">
      <style:text-properties officeooo:rsid="0015af65"/>
    </style:style>
    <style:style style:name="T2" style:family="text">
      <style:text-properties officeooo:rsid="0016c5ec"/>
    </style:style>
    <style:style style:name="T3" style:family="text">
      <style:text-properties officeooo:rsid="0016e56f"/>
    </style:style>
    <style:style style:name="T4" style:family="text">
      <style:text-properties officeooo:rsid="0018a333"/>
    </style:style>
    <style:style style:name="T5" style:family="text">
      <style:text-properties officeooo:rsid="001d5d32"/>
    </style:style>
    <style:style style:name="T6" style:family="text">
      <style:text-properties officeooo:rsid="001e2215"/>
    </style:style>
    <style:style style:name="T7" style:family="text">
      <style:text-properties officeooo:rsid="0020642a"/>
    </style:style>
    <style:style style:name="T8" style:family="text">
      <style:text-properties officeooo:rsid="00224081"/>
    </style:style>
    <style:style style:name="T9" style:family="text">
      <style:text-properties officeooo:rsid="00239f20"/>
    </style:style>
    <style:style style:name="T10" style:family="text">
      <style:text-properties fo:font-variant="normal" fo:text-transform="none" fo:color="#ffffff" loext:opacity="100%" style:font-name="S hne" fo:font-size="12pt" fo:letter-spacing="normal" fo:font-style="normal" fo:font-weight="normal" fo:background-color="transparent" loext:char-shading-value="0"/>
    </style:style>
    <style:style style:name="T11" style:family="text">
      <style:text-properties fo:font-variant="normal" fo:text-transform="none" fo:color="#ffffff" loext:opacity="100%" style:font-name="Liberation Serif" fo:font-size="12pt" fo:letter-spacing="normal" fo:font-style="normal" fo:font-weight="normal" fo:background-color="transparent" loext:char-shading-value="0"/>
    </style:style>
    <style:style style:name="T12" style:family="text">
      <style:text-properties fo:font-variant="normal" fo:text-transform="none" fo:color="#ffffff" loext:opacity="100%" style:font-name="Liberation Serif" fo:font-size="12pt" fo:letter-spacing="normal" fo:font-style="normal" fo:font-weight="normal" officeooo:rsid="0023c0c0" fo:background-color="transparent" loext:char-shading-value="0"/>
    </style:style>
    <style:style style:name="T13" style:family="text">
      <style:text-properties officeooo:rsid="0023c0c0"/>
    </style:style>
    <style:style style:name="T14" style:family="text">
      <style:text-properties officeooo:rsid="00265d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6">1. Introdução</text:p>
      <text:p text:style-name="P6"/>
      <text:p text:style-name="P2"><text:tab/>No passado, a ideia de se utilizar um aparelho eletrônico sem a necessidade de fios conectados a uma rede elétrica era algo quase impensável, entretanto, nos dias atuais cada vez mais o avanço da tecnologia proporciona situações onde por exemplo, se pode carregar um celular sem a necessidade de ele estar conectado por fios a uma rede elétrica ou até mesmo fazer pagamentos via cartão de crédito somente com a sua aproximação á máquina de cartão. <text:span text:style-name="T2">(3E UNICAMP, 2022).</text:span></text:p>
      <text:p text:style-name="P3"><text:tab/>Contudo, situações como estas são derivadas do estudo e desenvolvimento da transmissão de energia sem fio (WPT), mas como a energia pode ser transmitida sem a necessidade de um fio? Para se obter a resposta dessa pergunta é necessário utilizar como base o conceito da Lei de Faraday, que diz que a variação de um campo magnético gera uma corrente elétrica, sendo assim, a WPT é definida a partir de um campo eletromagnético variável que induz uma corrente elétrica em um circuito próximo (Ricardo Andreola, 2018). Dessa forma a energia elétrica pode ser transmitida sem a necessidade de cabos conectados. </text:p>
      <text:p text:style-name="P3"><text:tab/>Entretanto, no desenvolvimento de um sistema utilizando a WPT é necessário um árduo monitoramento de suas grandezas, pois qualquer variação que aconteça no processo pode ocasionar em uma <text:span text:style-name="T2">redução</text:span> de eficiência ou até mesmo afetando a segurança deste equipamento. Dito isso, o monitoramento de grandezas como potência, tensão e corrente elétrica são essenciais para evitar falhas posteriores no sistema desenvolvido.</text:p>
      <text:p text:style-name="P3"><text:tab/><text:span text:style-name="T3">Por consequência disto, é visto que é necessário uma melhor interface de comunicação entre o usuário e o equipamento que proporciona o monitoramento dessas grandezas, pois assim o entendimento dessas informações se tornará </text:span><text:span text:style-name="T4">mais descomplicada</text:span><text:span text:style-name="T3"> , além de tornar a atividade mais didática. </text:span><text:span text:style-name="T5">Contudo, apesar das vantagens citadas outra que podemos revelar será o custo para utilizar o software, que em contradição do custo que é necessário para se obter um osciloscópio o software terá como gasto apenas a máquina que será instalado, além de oferecer a funcionalidade de salvar todas as informações dos experimentos realizados nele. </text:span><text:span text:style-name="T6">Dessa forma tornando o uso desta interface gráfico muito versátil e agradável.</text:span></text:p>
      <text:p text:style-name="P11"><text:tab/><text:span text:style-name="T11">Portanto, o propósito principal deste projeto é desenvolver um software que opere em conjunto com uma placa de aquisição WPT. Isso viabilizará o monitoramento das grandezas mencionadas anteriormente, bem como a realização de ajustes necessários para otimizar os testes do usuário. Além disso, o projeto inclui a criação de uma interface gráfica que permita aos usuários armazenar seus experimentos de maneira ágil e dinâmica. </text:span><text:span text:style-name="T12">Dessa maneira </text:span><text:span text:style-name="T11">possibilita</text:span><text:span text:style-name="T12">ndo </text:span><text:span text:style-name="T11">a retomada dos experimentos a partir do ponto de interrupção sempre que desejado</text:span><text:span text:style-name="T10">.</text:span></text:p>
      <text:p text:style-name="P3"/>
      <text:p text:style-name="P3"/>
      <text:p text:style-name="P6">2. Método</text:p>
      <text:p text:style-name="P6"/>
      <text:p text:style-name="P7"><text:tab/><text:span text:style-name="T7">Visando a criação de um software amigável e customizado as necessidades do usuário, no caso, a realização de experimentos no contexto de sistemas de WPT via acoplamento indutivo, foi idealizado uma interface gráfica contendo caixas de seleção para escolher o experimento realizad</text:span><text:span text:style-name="T13">o e em logo em seguida uma tela para que nesta </text:span><text:span text:style-name="T14">após feita a escolha</text:span><text:span text:style-name="T13">, possa ser feitos os ajustes necessários antes de se iniciar os experimentos.</text:span></text:p>
      <text:p text:style-name="P7"/>
      <text:p text:style-name="P7"><text:tab/></text:p>
      <text:p text:style-name="P10"><text:s/></text:p>
      <text:p text:style-name="P6"><text:tab/><text:span text:style-name="T7">Para o desenvolvimento deste projeto foi utilizado a IDE (Integrated </text:span><text:span text:style-name="T9">D</text:span><text:span text:style-name="T7">evelopment </text:span><text:span text:style-name="T9">E</text:span><text:span text:style-name="T7">nviroment) Visual Code Studio como ferramenta edição, construção e testes do software. A linguagem utilizada foi <text:s/></text:span></text:p>
      <text:p text:style-name="P6"/>
      <text:p text:style-name="P9">colocar aqui um fluxograma e explica-los</text:p>
      <text:p text:style-name="P9"/>
      <text:p text:style-name="P9"><text:soft-page-break/></text:p>
      <text:p text:style-name="P9">3. Resultados e Discussões</text:p>
      <text:p text:style-name="P8"/>
      <text:p text:style-name="P8"><text:span text:style-name="T8">4</text:span><text:span text:style-name="T6">. </text:span>Referencia<text:span text:style-name="T1">s</text:span></text:p>
      <text:p text:style-name="P5"/>
      <text:p text:style-name="P4">Transmissão de energia sem fio: estudo por indução eletromagnética e acoplamento magnético ressonante, Ricardo Andreola 2018.</text:p>
      <text:p text:style-name="P4"/>
      <text:h text:style-name="P1" text:outline-level="1">Transferência de energia sem fio: entenda como ela funciona e sua aplicações, <text:span text:style-name="T2">junho de 2022. 3E UNICAMP</text:span></text:h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5T09:31:16.336901966</meta:creation-date>
    <dc:date>2023-08-29T11:29:13.482878656</dc:date>
    <meta:editing-duration>PT9M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16" meta:word-count="572" meta:character-count="3686" meta:non-whitespace-character-count="3116"/>
  </office:meta>
</office:document-meta>
</file>